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a5a" officeooo:paragraph-rsid="000a5a5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5a5a" officeooo:paragraph-rsid="000a5a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5a5a" officeooo:paragraph-rsid="000a5a5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5a5a" officeooo:paragraph-rsid="000a5a5a" style:font-weight-asian="normal" style:font-weight-complex="normal"/>
    </style:style>
    <style:style style:name="P5" style:family="paragraph" style:parent-style-name="Text_20_body">
      <style:text-properties officeooo:rsid="000a5a5a" officeooo:paragraph-rsid="000a5a5a"/>
    </style:style>
    <style:style style:name="P6" style:family="paragraph" style:parent-style-name="Text_20_body">
      <style:text-properties officeooo:paragraph-rsid="000a5a5a"/>
    </style:style>
    <style:style style:name="P7" style:family="paragraph" style:parent-style-name="Text_20_body">
      <style:text-properties officeooo:rsid="000b5c60" officeooo:paragraph-rsid="000b5c60"/>
    </style:style>
    <style:style style:name="P8" style:family="paragraph" style:parent-style-name="Text_20_body">
      <style:text-properties officeooo:rsid="000c4430" officeooo:paragraph-rsid="000c4430"/>
    </style:style>
    <style:style style:name="P9" style:family="paragraph" style:parent-style-name="Text_20_body">
      <style:text-properties officeooo:rsid="000d44a3" officeooo:paragraph-rsid="000d44a3"/>
    </style:style>
    <style:style style:name="P10" style:family="paragraph" style:parent-style-name="Text_20_body">
      <style:text-properties officeooo:rsid="000e0911" officeooo:paragraph-rsid="000e0911"/>
    </style:style>
    <style:style style:name="P11" style:family="paragraph" style:parent-style-name="Text_20_body">
      <style:text-properties fo:font-weight="normal" officeooo:rsid="000e0911" officeooo:paragraph-rsid="000e0911" style:font-weight-asian="normal" style:font-weight-complex="normal"/>
    </style:style>
    <style:style style:name="P12" style:family="paragraph" style:parent-style-name="Text_20_body">
      <style:text-properties fo:font-weight="normal" officeooo:rsid="000ec1dc" officeooo:paragraph-rsid="000ec1dc" style:font-weight-asian="normal" style:font-weight-complex="normal"/>
    </style:style>
    <style:style style:name="P13" style:family="paragraph" style:parent-style-name="Text_20_body">
      <style:text-properties officeooo:rsid="00100062" officeooo:paragraph-rsid="00100062"/>
    </style:style>
    <style:style style:name="P14" style:family="paragraph" style:parent-style-name="Text_20_body">
      <style:text-properties officeooo:rsid="0010acdb" officeooo:paragraph-rsid="0010acdb"/>
    </style:style>
    <style:style style:name="P15" style:family="paragraph" style:parent-style-name="Text_20_body">
      <style:text-properties officeooo:rsid="0011f8fe" officeooo:paragraph-rsid="0011f8fe"/>
    </style:style>
    <style:style style:name="P16" style:family="paragraph" style:parent-style-name="Text_20_body">
      <style:text-properties officeooo:rsid="0012807e" officeooo:paragraph-rsid="0012807e"/>
    </style:style>
    <style:style style:name="P17" style:family="paragraph" style:parent-style-name="Text_20_body">
      <style:text-properties officeooo:rsid="0012807e" officeooo:paragraph-rsid="0011f8fe"/>
    </style:style>
    <style:style style:name="P18" style:family="paragraph" style:parent-style-name="Text_20_body">
      <style:text-properties officeooo:rsid="0013c509" officeooo:paragraph-rsid="0013c509"/>
    </style:style>
    <style:style style:name="P19" style:family="paragraph" style:parent-style-name="Text_20_body">
      <style:text-properties fo:font-style="italic" officeooo:rsid="001409a7" officeooo:paragraph-rsid="001409a7" style:font-style-asian="italic" style:font-style-complex="italic"/>
    </style:style>
    <style:style style:name="P2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00c4430" officeooo:paragraph-rsid="000c4430"/>
    </style:style>
    <style:style style:name="P22" style:family="paragraph" style:parent-style-name="Heading_20_1">
      <style:text-properties officeooo:rsid="00100062" officeooo:paragraph-rsid="00100062"/>
    </style:style>
    <style:style style:name="P23" style:family="paragraph" style:parent-style-name="Heading_20_1">
      <style:text-properties officeooo:rsid="0013c509" officeooo:paragraph-rsid="0013c509"/>
    </style:style>
    <style:style style:name="P24" style:family="paragraph" style:parent-style-name="Heading_20_1">
      <style:paragraph-properties fo:break-before="page"/>
      <style:text-properties officeooo:rsid="000a5a5a" officeooo:paragraph-rsid="000a5a5a"/>
    </style:style>
    <style:style style:name="P25" style:family="paragraph" style:parent-style-name="Heading_20_1">
      <style:paragraph-properties fo:break-before="page"/>
      <style:text-properties officeooo:rsid="0017211b" officeooo:paragraph-rsid="0017211b"/>
    </style:style>
    <style:style style:name="P26" style:family="paragraph" style:parent-style-name="Heading_20_2">
      <style:text-properties officeooo:rsid="0011f8fe" officeooo:paragraph-rsid="0011f8fe"/>
    </style:style>
    <style:style style:name="P27" style:family="paragraph" style:parent-style-name="Text_20_body" style:list-style-name="L1">
      <style:text-properties fo:font-weight="normal" officeooo:rsid="000ec1dc" officeooo:paragraph-rsid="000ec1dc" style:font-weight-asian="normal" style:font-weight-complex="normal"/>
    </style:style>
    <style:style style:name="P28" style:family="paragraph" style:parent-style-name="Text_20_body">
      <style:text-properties fo:font-weight="normal" officeooo:rsid="0010acdb" officeooo:paragraph-rsid="0010acdb" style:font-weight-asian="normal" style:font-weight-complex="normal"/>
    </style:style>
    <style:style style:name="P29" style:family="paragraph" style:parent-style-name="Text_20_body" style:list-style-name="L10">
      <style:text-properties fo:font-weight="normal" officeooo:rsid="001a5af2" officeooo:paragraph-rsid="001a5af2" style:font-weight-asian="normal" style:font-weight-complex="normal"/>
    </style:style>
    <style:style style:name="P30" style:family="paragraph" style:parent-style-name="Text_20_body">
      <style:text-properties fo:font-weight="bold" officeooo:rsid="0010acdb" officeooo:paragraph-rsid="0010acdb" style:font-weight-asian="bold" style:font-weight-complex="bold"/>
    </style:style>
    <style:style style:name="P31" style:family="paragraph" style:parent-style-name="Text_20_body">
      <style:text-properties fo:font-weight="bold" officeooo:rsid="00191cc7" officeooo:paragraph-rsid="00191cc7" style:font-weight-asian="bold" style:font-weight-complex="bold"/>
    </style:style>
    <style:style style:name="P32" style:family="paragraph" style:parent-style-name="Text_20_body" style:list-style-name="L2">
      <style:text-properties officeooo:rsid="0011f8fe" officeooo:paragraph-rsid="0011f8fe"/>
    </style:style>
    <style:style style:name="P33" style:family="paragraph" style:parent-style-name="Text_20_body" style:list-style-name="L3">
      <style:text-properties officeooo:rsid="0011f8fe" officeooo:paragraph-rsid="0011f8fe"/>
    </style:style>
    <style:style style:name="P34" style:family="paragraph" style:parent-style-name="Text_20_body" style:list-style-name="L4">
      <style:text-properties officeooo:rsid="0011f8fe" officeooo:paragraph-rsid="0011f8fe"/>
    </style:style>
    <style:style style:name="P35" style:family="paragraph" style:parent-style-name="Text_20_body" style:list-style-name="L5">
      <style:text-properties officeooo:rsid="0011f8fe" officeooo:paragraph-rsid="0011f8fe"/>
    </style:style>
    <style:style style:name="P36" style:family="paragraph" style:parent-style-name="Text_20_body" style:list-style-name="L5">
      <style:text-properties officeooo:rsid="0012807e" officeooo:paragraph-rsid="0012807e"/>
    </style:style>
    <style:style style:name="P37" style:family="paragraph" style:parent-style-name="Text_20_body" style:list-style-name="L6">
      <style:text-properties officeooo:rsid="0013c509" officeooo:paragraph-rsid="0013c509"/>
    </style:style>
    <style:style style:name="P38" style:family="paragraph" style:parent-style-name="Text_20_body">
      <style:text-properties fo:font-style="normal" officeooo:rsid="001409a7" officeooo:paragraph-rsid="001409a7" style:font-style-asian="normal" style:font-style-complex="normal"/>
    </style:style>
    <style:style style:name="P39" style:family="paragraph" style:parent-style-name="Text_20_body">
      <style:text-properties fo:font-style="normal" officeooo:rsid="0014ab85" officeooo:paragraph-rsid="0014ab85" style:font-style-asian="normal" style:font-style-complex="normal"/>
    </style:style>
    <style:style style:name="P40" style:family="paragraph" style:parent-style-name="Text_20_body">
      <style:text-properties officeooo:rsid="0017211b" officeooo:paragraph-rsid="0017211b"/>
    </style:style>
    <style:style style:name="P41" style:family="paragraph" style:parent-style-name="Text_20_body">
      <style:text-properties officeooo:rsid="00191cc7" officeooo:paragraph-rsid="00191cc7"/>
    </style:style>
    <style:style style:name="P42" style:family="paragraph" style:parent-style-name="Text_20_body" style:list-style-name="L7">
      <style:text-properties officeooo:rsid="00191cc7" officeooo:paragraph-rsid="00191cc7"/>
    </style:style>
    <style:style style:name="P43" style:family="paragraph" style:parent-style-name="Text_20_body" style:list-style-name="L8">
      <style:text-properties officeooo:rsid="00191cc7" officeooo:paragraph-rsid="00191cc7"/>
    </style:style>
    <style:style style:name="P44" style:family="paragraph" style:parent-style-name="Text_20_body" style:list-style-name="L9">
      <style:text-properties officeooo:rsid="00191cc7" officeooo:paragraph-rsid="00191cc7"/>
    </style:style>
    <style:style style:name="P45" style:family="paragraph" style:parent-style-name="Text_20_body" style:list-style-name="L7">
      <style:text-properties officeooo:paragraph-rsid="00191cc7"/>
    </style:style>
    <style:style style:name="P46" style:family="paragraph" style:parent-style-name="Text_20_body">
      <style:text-properties officeooo:rsid="001a5af2" officeooo:paragraph-rsid="001a5af2"/>
    </style:style>
    <style:style style:name="P47" style:family="paragraph" style:parent-style-name="Text_20_body" style:list-style-name="L9">
      <style:text-properties officeooo:rsid="001a5af2" officeooo:paragraph-rsid="001a5af2"/>
    </style:style>
    <style:style style:name="P48" style:family="paragraph" style:parent-style-name="Text_20_body" style:list-style-name="L13">
      <style:text-properties officeooo:rsid="001a845b" officeooo:paragraph-rsid="001a845b"/>
    </style:style>
    <style:style style:name="P49" style:family="paragraph" style:parent-style-name="Text_20_body" style:list-style-name="L14">
      <style:text-properties officeooo:rsid="001a845b" officeooo:paragraph-rsid="001a845b"/>
    </style:style>
    <style:style style:name="P50" style:family="paragraph" style:parent-style-name="Text_20_body" style:list-style-name="L15">
      <style:text-properties officeooo:rsid="001a845b" officeooo:paragraph-rsid="001a845b"/>
    </style:style>
    <style:style style:name="P51" style:family="paragraph" style:parent-style-name="Text_20_body" style:list-style-name="L16">
      <style:text-properties officeooo:rsid="001a845b" officeooo:paragraph-rsid="001a845b"/>
    </style:style>
    <style:style style:name="P52" style:family="paragraph" style:parent-style-name="Text_20_body" style:list-style-name="L17">
      <style:text-properties officeooo:rsid="001a845b" officeooo:paragraph-rsid="001a845b"/>
    </style:style>
    <style:style style:name="P53" style:family="paragraph" style:parent-style-name="Text_20_body" style:list-style-name="L18">
      <style:text-properties officeooo:rsid="001a845b" officeooo:paragraph-rsid="001a845b"/>
    </style:style>
    <style:style style:name="P54" style:family="paragraph" style:parent-style-name="Text_20_body" style:list-style-name="L19">
      <style:text-properties officeooo:rsid="001a845b" officeooo:paragraph-rsid="001a845b"/>
    </style:style>
    <style:style style:name="P55" style:family="paragraph" style:parent-style-name="Text_20_body" style:list-style-name="L20">
      <style:text-properties officeooo:rsid="001a845b" officeooo:paragraph-rsid="001a845b"/>
    </style:style>
    <style:style style:name="P56" style:family="paragraph" style:parent-style-name="Text_20_body" style:list-style-name="L21">
      <style:text-properties officeooo:rsid="001a845b" officeooo:paragraph-rsid="001a845b"/>
    </style:style>
    <style:style style:name="P57" style:family="paragraph" style:parent-style-name="Text_20_body" style:list-style-name="L22">
      <style:text-properties officeooo:rsid="001a845b" officeooo:paragraph-rsid="001a845b"/>
    </style:style>
    <style:style style:name="P58" style:family="paragraph" style:parent-style-name="Text_20_body" style:list-style-name="L23">
      <style:text-properties officeooo:rsid="001a845b" officeooo:paragraph-rsid="001a845b"/>
    </style:style>
    <style:style style:name="P59" style:family="paragraph" style:parent-style-name="Text_20_body" style:list-style-name="L25">
      <style:text-properties officeooo:rsid="001a845b" officeooo:paragraph-rsid="001a845b"/>
    </style:style>
    <style:style style:name="P60" style:family="paragraph" style:parent-style-name="Text_20_body" style:list-style-name="L26">
      <style:text-properties officeooo:rsid="001a845b" officeooo:paragraph-rsid="001a845b"/>
    </style:style>
    <style:style style:name="P61" style:family="paragraph" style:parent-style-name="Text_20_body" style:list-style-name="L11">
      <style:text-properties officeooo:paragraph-rsid="001a845b"/>
    </style:style>
    <style:style style:name="P62" style:family="paragraph" style:parent-style-name="Text_20_body" style:list-style-name="L12">
      <style:text-properties officeooo:paragraph-rsid="001a845b"/>
    </style:style>
    <style:style style:name="P63" style:family="paragraph" style:parent-style-name="Text_20_body" style:list-style-name="L9">
      <style:text-properties officeooo:rsid="001c0940" officeooo:paragraph-rsid="001c0940"/>
    </style:style>
    <style:style style:name="P64" style:family="paragraph" style:parent-style-name="Text_20_body" style:list-style-name="L30">
      <style:text-properties officeooo:rsid="001c0940" officeooo:paragraph-rsid="001c0940"/>
    </style:style>
    <style:style style:name="P65" style:family="paragraph" style:parent-style-name="Text_20_body" style:list-style-name="L24">
      <style:text-properties officeooo:paragraph-rsid="001c0940"/>
    </style:style>
    <style:style style:name="P66" style:family="paragraph" style:parent-style-name="Text_20_body">
      <style:text-properties officeooo:rsid="001ce981" officeooo:paragraph-rsid="001ce981"/>
    </style:style>
    <style:style style:name="P67" style:family="paragraph" style:parent-style-name="Text_20_body">
      <style:paragraph-properties fo:break-before="page"/>
      <style:text-properties fo:font-weight="bold" officeooo:rsid="00191cc7" officeooo:paragraph-rsid="00191cc7" style:font-weight-asian="bold" style:font-weight-complex="bold"/>
    </style:style>
    <style:style style:name="P68" style:family="paragraph" style:parent-style-name="Text_20_body" style:list-style-name="L9">
      <style:paragraph-properties fo:break-before="page"/>
      <style:text-properties officeooo:rsid="001a5af2" officeooo:paragraph-rsid="001a5af2"/>
    </style:style>
    <style:style style:name="T1" style:family="text">
      <style:text-properties officeooo:rsid="000b5c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5af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f8fe"/>
    </style:style>
    <style:style style:name="T6" style:family="text">
      <style:text-properties style:font-name="Arial" fo:language="pt" fo:country="BR" fo:font-weight="bold" style:font-weight-asian="bold" style:font-weight-complex="bold"/>
    </style:style>
    <style:style style:name="T7" style:family="text">
      <style:text-properties style:font-name="Arial" fo:language="pt" fo:country="BR" officeooo:rsid="001c0940"/>
    </style:style>
    <style:style style:name="T8" style:family="text">
      <style:text-properties officeooo:rsid="00191cc7"/>
    </style:style>
    <style:style style:name="T9" style:family="text">
      <style:text-properties officeooo:rsid="001a5af2"/>
    </style:style>
    <style:style style:name="T10" style:family="text">
      <style:text-properties officeooo:rsid="001a845b"/>
    </style:style>
    <style:style style:name="T11" style:family="text">
      <style:text-properties officeooo:rsid="001c0940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SMOVISÃO CRIST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BLUMENAU/SC</text:p>
      <text:p text:style-name="P4">MAIO de 2021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20"><text:a xlink:type="simple" xlink:href="#__RefHeading___Toc287_1984943360" text:style-name="Index_20_Link" text:visited-style-name="Index_20_Link">AULA – 06/05/2021<text:tab/>3</text:a></text:p>
          <text:p text:style-name="P20"><text:a xlink:type="simple" xlink:href="#__RefHeading___Toc289_1984943360" text:style-name="Index_20_Link" text:visited-style-name="Index_20_Link">Começando a aula de fato<text:tab/>3</text:a></text:p>
        </text:index-body>
      </text:table-of-content>
      <text:p text:style-name="P3"/>
      <text:list xml:id="list3920157" text:style-name="Outline">
        <text:list-item>
          <text:h text:style-name="P24" text:outline-level="1"><text:bookmark-start text:name="__RefHeading___Toc287_1984943360"/>AULA – 06/05/2021<text:bookmark-end text:name="__RefHeading___Toc287_1984943360"/></text:h>
        </text:list-item>
      </text:list>
      <text:p text:style-name="P6"/>
      <text:p text:style-name="P5">Trabalho Final</text:p>
      <text:p text:style-name="P5"/>
      <text:p text:style-name="P5">Pentecostalismo vs Movimentos reforomados</text:p>
      <text:p text:style-name="P5">Feminismo Vs Machismo</text:p>
      <text:p text:style-name="P5">Suicídio, pena de morte, eutanásia e aborto</text:p>
      <text:p text:style-name="P5">Relacionamentos Homoafetivo</text:p>
      <text:p text:style-name="P5"/>
      <text:p text:style-name="P5">Grupo A <text:span text:style-name="T1">(8) </text:span>→ Defender Pentecostalismo</text:p>
      <text:p text:style-name="P5">Grupo B <text:span text:style-name="T1">(7) </text:span>→ Defender Reformados</text:p>
      <text:p text:style-name="P5">Grupo C <text:span text:style-name="T1">(7) </text:span>→ <text:span text:style-name="T1">Feminismo</text:span></text:p>
      <text:p text:style-name="P5">Grupo D <text:span text:style-name="T1">(7) </text:span>→ <text:span text:style-name="T1">Machismo</text:span></text:p>
      <text:p text:style-name="P5"/>
      <text:p text:style-name="P7">Movimento reformado</text:p>
      <text:p text:style-name="P7"><text:tab/>Igreja no cinema?</text:p>
      <text:p text:style-name="P7"><text:tab/>Bola de neve…</text:p>
      <text:p text:style-name="P7"><text:tab/>Igrejas emergentes</text:p>
      <text:p text:style-name="P7"/>
      <text:p text:style-name="P7">Por que é importante que pessoas que congreguem em igrejas com esse viés reformado.</text:p>
      <text:p text:style-name="P5"/>
      <text:p text:style-name="P5"/>
      <text:p text:style-name="P5"/>
      <text:p text:style-name="P5"/>
      <text:list xml:id="list154749757377392" text:continue-numbering="true" text:style-name="Outline">
        <text:list-item>
          <text:h text:style-name="P21" text:outline-level="1"><text:bookmark-start text:name="__RefHeading___Toc289_1984943360"/>Começando a aula de fato<text:bookmark-end text:name="__RefHeading___Toc289_1984943360"/></text:h>
        </text:list-item>
      </text:list>
      <text:p text:style-name="P8">Qual seu nome?</text:p>
      <text:p text:style-name="P8">O que é cosmovisão</text:p>
      <text:p text:style-name="P8">Para que serve a cosmovisão cristã?</text:p>
      <text:p text:style-name="P8"/>
      <text:p text:style-name="P8">Immanuel Kant</text:p>
      <text:p text:style-name="P8">1790 | Crítica da Faculdade do juízo | Weltanschauung (visão de mundo)</text:p>
      <text:p text:style-name="P8"/>
      <text:p text:style-name="P8">“Cada ser humano aplica unicamente a razão a fim de chegar a uma visão de mundo”</text:p>
      <text:p text:style-name="P8"/>
      <text:p text:style-name="P8">Na década de 1840 já tinha se tornado um assunto comum no vocabulário dos alemães cultos.</text:p>
      <text:p text:style-name="P8"/>
      <text:p text:style-name="P8">Friedrich Schelling (1775-1854)</text:p>
      <text:p text:style-name="P8">Cosmovisão dizia respeito ao anseio da humanidade de chegar a um acordo sobre as questões mais profundas da existência e da natureza do universo.</text:p>
      <text:p text:style-name="P8"/>
      <text:p text:style-name="P9">Soren Kierkegaard (1813-1855)</text:p>
      <text:p text:style-name="P9"><text:soft-page-break/>A filosofia é um sistema objetivo de pensamento, a cosmovisão é um conjunto de crenças mantidas tão intimamente por uma pessoa que é apropriado dizer que este vive dentro de sua cosmovisão ou a possui</text:p>
      <text:p text:style-name="P9">Se esforçou em fazer uma distinção entre uma experiência cristã autêntica e um cristianismo meramente nominal; em sua opinião, a pessoa chegava a uma cosmovisão cristã somente por meio de um encontro transformador e existencial com o Cristo vivo.</text:p>
      <text:p text:style-name="P9"/>
      <text:p text:style-name="P9">Whilhelm Dilthey (1833 – 1911)</text:p>
      <text:p text:style-name="P9">Uma cosmovisão, é uma visão de vida que é tanto abrangente quanto coesa: seu objetivo é expressar o significado mais profundo do mundo e responder às questões fundamentais da vida</text:p>
      <text:p text:style-name="P9"/>
      <text:p text:style-name="P9">Herbert Arthur Hodges</text:p>
      <text:p text:style-name="P9"/>
      <text:p text:style-name="P9">É um complexo de ideias e sentimentos, abrangendo:</text:p>
      <text:p text:style-name="P9">(a) Crenças e convicções sobre a natureza da vida é do mundo</text:p>
      <text:p text:style-name="P9">(b) Hábitos e tendências emocionais baseadas naquelas crenças e convicções</text:p>
      <text:p text:style-name="P9">(c) Um sistema de propósitos, preferenciais e princípios que governam a ação e dão unidade e sentido à vida.</text:p>
      <text:p text:style-name="P9"/>
      <text:p text:style-name="P10">Kant achava que uma única cosmovisão podia ser <text:span text:style-name="T2">compartilhada</text:span><text:span text:style-name="T4"> por todas as pessoas.</text:span></text:p>
      <text:p text:style-name="P11"/>
      <text:p text:style-name="P11">Dilthey defendia que diferentes cosmovisões surgem a partir de diferentes circunstâncias históricas.</text:p>
      <text:p text:style-name="P11">Dilthey acreditava que a diversidade de cosmovisões jamais seria solucionada, que nenhuma cosmovisão poderia surgir como a vencedora</text:p>
      <text:p text:style-name="P11"/>
      <text:p text:style-name="P11"/>
      <text:p text:style-name="P11"/>
      <text:p text:style-name="P12">Cosmovisão é um comprometimento com pressupostos</text:p>
      <text:list xml:id="list944453208" text:style-name="L1">
        <text:list-item>
          <text:p text:style-name="P27">Verdadeiros</text:p>
        </text:list-item>
        <text:list-item>
          <text:p text:style-name="P27">Verdadeiros em parte</text:p>
        </text:list-item>
        <text:list-item>
          <text:p text:style-name="P27">Totalmente falsos</text:p>
        </text:list-item>
      </text:list>
      <text:p text:style-name="P12"/>
      <text:list xml:id="list154749245195995" text:continue-list="list154749757377392" text:style-name="Outline">
        <text:list-item>
          <text:h text:style-name="P22" text:outline-level="1">Aula – 12/05/2021</text:h>
        </text:list-item>
      </text:list>
      <text:p text:style-name="P13">Pluralidade de cosmovisão no contexto neotestamentário</text:p>
      <text:p text:style-name="P13"/>
      <text:p text:style-name="P13">Cosmovisão é a forma ou maneira com que cada um enxerga o mundo.</text:p>
      <text:p text:style-name="P14"/>
      <text:p text:style-name="P30">6 ou 9?</text:p>
      <text:p text:style-name="P28"/>
      <text:p text:style-name="P28">Fariseus Saduceus e Essênios</text:p>
      <text:list xml:id="list154750091927768" text:continue-numbering="true" text:style-name="Outline">
        <text:list-item>
          <text:h text:style-name="Heading_20_1" text:outline-level="1">Fariseus</text:h>
        </text:list-item>
      </text:list>
      <text:p text:style-name="P14">A palavra Fariseu significa ser puro ou separado</text:p>
      <text:p text:style-name="P14"><text:soft-page-break/>No templo eram responsáveis por traduzir as tradições e as leis</text:p>
      <text:p text:style-name="P14">Trabalhavam na parte jurista juntamente com alguns saduceus</text:p>
      <text:p text:style-name="P14">Em sua maioria eram empresários de classe média</text:p>
      <text:p text:style-name="P14">Trabalhavam com a classificação/controle de pessoas: puros e impuros que cumprem e não cumprem a lei.</text:p>
      <text:p text:style-name="P14"/>
      <text:p text:style-name="P15">Havia briga entre Cristo e Os Fariseus</text:p>
      <text:p text:style-name="P15"/>
      <text:list xml:id="list154749057359614" text:continue-numbering="true" text:style-name="Outline">
        <text:list-item>
          <text:list>
            <text:list-item>
              <text:h text:style-name="Heading_20_2" text:outline-level="2">Classificação: <text:span text:style-name="T5">Lugar de origem</text:span></text:h>
            </text:list-item>
          </text:list>
        </text:list-item>
      </text:list>
      <text:list xml:id="list1883689048" text:style-name="L2">
        <text:list-item>
          <text:p text:style-name="P32">Galileia</text:p>
        </text:list-item>
        <text:list-item>
          <text:p text:style-name="P32">Samaria</text:p>
        </text:list-item>
        <text:list-item>
          <text:p text:style-name="P32">Tabor</text:p>
        </text:list-item>
      </text:list>
      <text:p text:style-name="P15"/>
      <text:p text:style-name="P15">Samaritanos eram Judeus casados com outras pessoas.</text:p>
      <text:p text:style-name="P15"/>
      <text:list xml:id="list154748965962200" text:continue-list="list154749057359614" text:style-name="Outline">
        <text:list-item>
          <text:list>
            <text:list-item>
              <text:h text:style-name="P26" text:outline-level="2">Classificação: Profissões</text:h>
            </text:list-item>
          </text:list>
        </text:list-item>
      </text:list>
      <text:p text:style-name="P15">Algumas profissões eram consideradas impuras:</text:p>
      <text:list xml:id="list1662540318" text:style-name="L3">
        <text:list-item>
          <text:p text:style-name="P33">Carpinteiro</text:p>
        </text:list-item>
        <text:list-item>
          <text:p text:style-name="P33">Pastor (de ovelhas)</text:p>
        </text:list-item>
        <text:list-item>
          <text:p text:style-name="P33">Pescador</text:p>
        </text:list-item>
      </text:list>
      <text:p text:style-name="P15"/>
      <text:list xml:id="list154750637070553" text:continue-list="list154748965962200" text:style-name="Outline">
        <text:list-item>
          <text:list>
            <text:list-item>
              <text:h text:style-name="Heading_20_2" text:outline-level="2">Cassificação: <text:span text:style-name="T5">Condições de saúde</text:span></text:h>
            </text:list-item>
          </text:list>
        </text:list-item>
      </text:list>
      <text:p text:style-name="P15">Doenças tornavam as pessoas impuras de sobremaneira:</text:p>
      <text:p text:style-name="P15"/>
      <text:list xml:id="list2731520396" text:style-name="L4">
        <text:list-item>
          <text:p text:style-name="P34">Cegueira</text:p>
        </text:list-item>
        <text:list-item>
          <text:p text:style-name="P34">Lepra → Pecado que se tornou visível</text:p>
        </text:list-item>
        <text:list-item>
          <text:p text:style-name="P34">Paralisia</text:p>
        </text:list-item>
      </text:list>
      <text:p text:style-name="P15"/>
      <text:list xml:id="list154750367073066" text:continue-list="list154750637070553" text:style-name="Outline">
        <text:list-item>
          <text:list>
            <text:list-item>
              <text:h text:style-name="P26" text:outline-level="2">Os Fariseus</text:h>
            </text:list-item>
          </text:list>
        </text:list-item>
      </text:list>
      <text:list xml:id="list2522242272" text:style-name="L5">
        <text:list-item>
          <text:p text:style-name="P35">Insultavam Jesus repetidas vezes, pois não toleravam vê-lo realizando milagres no sábado</text:p>
        </text:list-item>
        <text:list-item>
          <text:p text:style-name="P35">Levantaram-se contra Jesus de comum acordo com os saduceus. Por outro lado, eram bastante otimistas quanto a uma intervenção divina na redenção final da ação Judaica.</text:p>
        </text:list-item>
        <text:list-item>
          <text:p text:style-name="P36">Afastavam pessoas que a princípio haviam crido em Jesus. Com evidente ódio e calúnia, instigavam o povo contra Jesus.</text:p>
        </text:list-item>
        <text:list-item>
          <text:p text:style-name="P36">Agiam com hipocrisia e ostentação. A piedade de muitos deles não passava de orgulho e fingimento.</text:p>
        </text:list-item>
      </text:list>
      <text:list xml:id="list154749299854805" text:continue-list="list154750367073066" text:style-name="Outline">
        <text:list-item>
          <text:list>
            <text:list-item>
              <text:list>
                <text:list-item>
                  <text:h text:style-name="Heading_20_3" text:outline-level="3">Crenças</text:h>
                </text:list-item>
              </text:list>
            </text:list-item>
          </text:list>
        </text:list-item>
      </text:list>
      <text:p text:style-name="P16">Acreditavam na ressurreição dos mortos</text:p>
      <text:p text:style-name="P16">Acreditavam na existência de Anjos e Demônios</text:p>
      <text:p text:style-name="P16"><text:soft-page-break/>Acreditavam que Deus controlava todas as coisas mas, decisões tomadas por indivíduos influenciavam</text:p>
      <text:p text:style-name="P16"/>
      <text:list xml:id="list154749587274732" text:continue-numbering="true" text:style-name="Outline">
        <text:list-item>
          <text:list>
            <text:list-item>
              <text:list>
                <text:list-item>
                  <text:h text:style-name="Heading_20_3" text:outline-level="3">Ênfase</text:h>
                </text:list-item>
              </text:list>
            </text:list-item>
          </text:list>
        </text:list-item>
      </text:list>
      <text:p text:style-name="P16">A ênfase teológica deste grupo estava na Lei (legalismo), o problema é quando a lei vira legalismo, ela compromete a sua própria existência, a lei vem para proteger, dar vida, os fariseus transformaram essa lei em um LEGALISMO que acaba matando ou tirando a vida. Ou seja, a lei se torna mais valiosa que a vida.</text:p>
      <text:p text:style-name="P17"/>
      <text:p text:style-name="P16"/>
      <text:list xml:id="list154749012069274" text:continue-numbering="true" text:style-name="Outline">
        <text:list-item>
          <text:h text:style-name="P23" text:outline-level="1">Saduceus</text:h>
        </text:list-item>
      </text:list>
      <text:list xml:id="list1197671910" text:style-name="L6">
        <text:list-item>
          <text:p text:style-name="P37">Vem da palavra Zadoque, que vem de um sumo sacerdote do templo de Salomão</text:p>
        </text:list-item>
        <text:list-item>
          <text:p text:style-name="P37">Geralmente ricos e ocupavam cargos poderosos, incluindo o cargo de primeiro sacerdote e de sumo sacerdote</text:p>
        </text:list-item>
        <text:list-item>
          <text:p text:style-name="P37">Ocupavam a maioria dos 70 lugares do conselho regente chamado de Sinédrio</text:p>
        </text:list-item>
        <text:list-item>
          <text:p text:style-name="P37">Preparavam reserva financeira para o Messias.</text:p>
        </text:list-item>
      </text:list>
      <text:p text:style-name="P18"/>
      <text:p text:style-name="P18"/>
      <text:list xml:id="list154750830277584" text:continue-list="list154749012069274" text:style-name="Outline">
        <text:list-item>
          <text:h text:style-name="P23" text:outline-level="1">Essênios</text:h>
        </text:list-item>
      </text:list>
      <text:p text:style-name="P18">Significa purificação, eles foram para o mar morto no deserto e viviam igualitariamente. Foram para o deserto preparar a mensagem do messias.</text:p>
      <text:p text:style-name="P18"/>
      <text:p text:style-name="P18">Eles criaram na Judeia uma escola de profetas para o Messias, e a ideia era “vamos começar a viver aqui o Reino de Deus”</text:p>
      <text:p text:style-name="P18"/>
      <text:p text:style-name="P18"/>
      <text:p text:style-name="P18"><text:span text:style-name="T2">Pentecostais</text:span> – <text:span text:style-name="T2">Espiritualidade no estético</text:span>/culto fervoroso</text:p>
      <text:p text:style-name="P18"><text:span text:style-name="T2">Tradicionais</text:span> – <text:span text:style-name="T2">Espiritualidade</text:span> <text:span text:style-name="T2">no modo de vida</text:span>/culto calmo</text:p>
      <text:p text:style-name="P18"><text:span text:style-name="T2">Neopentecostais</text:span> – espiritualidade <text:span text:style-name="T2">mística</text:span></text:p>
      <text:p text:style-name="P18">Igrejas <text:span text:style-name="T2">emergentes</text:span> – um evangelho <text:span text:style-name="T6">contextualizando</text:span>/cultos Show.</text:p>
      <text:p text:style-name="P18"/>
      <text:p text:style-name="P19">“Quero pregar sobre a salvação.”</text:p>
      <text:p text:style-name="P38"/>
      <text:p text:style-name="P39"/>
      <text:p text:style-name="P38"/>
      <text:list xml:id="list154750170758422" text:continue-numbering="true" text:style-name="Outline">
        <text:list-item>
          <text:h text:style-name="P25" text:outline-level="1">Aula 20 de maio de 2021</text:h>
        </text:list-item>
      </text:list>
      <text:p text:style-name="P40"/>
      <text:p text:style-name="P40">Literaturas </text:p>
      <text:p text:style-name="P40">O universo ao lado</text:p>
      <text:p text:style-name="P40">Dando nome ao Elefante</text:p>
      <text:p text:style-name="P40"/>
      <text:p text:style-name="P40">Dia 27 Apresentação, OH NO</text:p>
      <text:p text:style-name="P46">___________________________________________________________________</text:p>
      <text:p text:style-name="P46">27/05 Pentecostalismo / reformados</text:p>
      <text:p text:style-name="P46">03/06 Feminismo Machismo</text:p>
      <text:p text:style-name="P46">================================================================</text:p>
      <text:p text:style-name="P46">10/06 Equipe A x B</text:p>
      <text:p text:style-name="P46">17/06 Equipe C x D</text:p>
      <text:p text:style-name="P40">___________________________________________________________________</text:p>
      <text:p text:style-name="P46">Equipe A: <text:span text:style-name="T2">A FAVOR </text:span>Suicídio, Eutanásia e aborto</text:p>
      <text:p text:style-name="P41">Equipe B:<text:span text:style-name="T2"> CONTRA</text:span> <text:span text:style-name="T9">S</text:span>uicídio, Eutanásia e aborto mas é a favor de Pena de morte.</text:p>
      <text:p text:style-name="P41"/>
      <text:p text:style-name="P41">Equipe C: <text:span text:style-name="T3">A FAVOR </text:span>Homo afetividade</text:p>
      <text:p text:style-name="P46">Equipe D: <text:span text:style-name="T2">CONTRA</text:span><text:span text:style-name="T4"> Homo afetividade</text:span></text:p>
      <text:p text:style-name="P41"/>
      <text:p text:style-name="P31"/>
      <text:p text:style-name="P31"/>
      <text:p text:style-name="P67">Equipe A:</text:p>
      <text:list xml:id="list2556906701" text:style-name="L10">
        <text:list-item>
          <text:p text:style-name="P29">Daniele</text:p>
        </text:list-item>
        <text:list-item>
          <text:p text:style-name="P29">Juliel</text:p>
        </text:list-item>
        <text:list-item>
          <text:p text:style-name="P29">Leonardo</text:p>
        </text:list-item>
        <text:list-item>
          <text:p text:style-name="P29">Nícolas</text:p>
        </text:list-item>
        <text:list-item>
          <text:p text:style-name="P29">Vitor</text:p>
        </text:list-item>
        <text:list-item>
          <text:p text:style-name="P29">Jediel</text:p>
        </text:list-item>
        <text:list-item>
          <text:p text:style-name="P29">Aquilina</text:p>
        </text:list-item>
        <text:list-item>
          <text:p text:style-name="P29">Maria Eduarda</text:p>
        </text:list-item>
      </text:list>
      <text:p text:style-name="P41"/>
      <text:p text:style-name="P31">Equipe B:</text:p>
      <text:list xml:id="list2350602295" text:style-name="L7">
        <text:list-item>
          <text:p text:style-name="P45"><text:span text:style-name="T8">Filipe</text:span></text:p>
        </text:list-item>
        <text:list-item>
          <text:p text:style-name="P42">Larissa Siqueira</text:p>
        </text:list-item>
        <text:list-item>
          <text:p text:style-name="P42">João Gustavo</text:p>
        </text:list-item>
        <text:list-item>
          <text:p text:style-name="P42">Larissa Schlickmann</text:p>
        </text:list-item>
        <text:list-item>
          <text:p text:style-name="P42">Hadassa</text:p>
        </text:list-item>
        <text:list-item>
          <text:p text:style-name="P42">Iris</text:p>
        </text:list-item>
        <text:list-item>
          <text:p text:style-name="P42">Gláucia</text:p>
        </text:list-item>
      </text:list>
      <text:p text:style-name="P41"/>
      <text:p text:style-name="P31">Equipe C:</text:p>
      <text:list xml:id="list549806751" text:style-name="L8">
        <text:list-item>
          <text:p text:style-name="P43">Wanne</text:p>
        </text:list-item>
        <text:list-item>
          <text:p text:style-name="P43">Sara</text:p>
        </text:list-item>
        <text:list-item>
          <text:p text:style-name="P43">Gabriela</text:p>
        </text:list-item>
        <text:list-item>
          <text:p text:style-name="P43">Irene</text:p>
        </text:list-item>
        <text:list-item>
          <text:p text:style-name="P43">Josélia</text:p>
        </text:list-item>
        <text:list-item>
          <text:p text:style-name="P43">Caroline</text:p>
        </text:list-item>
        <text:list-item>
          <text:p text:style-name="P43">Clebson</text:p>
        </text:list-item>
      </text:list>
      <text:p text:style-name="P41"/>
      <text:p text:style-name="P31">Equipe D:</text:p>
      <text:list xml:id="list733040488" text:style-name="L9">
        <text:list-item>
          <text:p text:style-name="P44">Vanessa</text:p>
        </text:list-item>
        <text:list-item>
          <text:p text:style-name="P44">Nathaly</text:p>
        </text:list-item>
        <text:list-item>
          <text:p text:style-name="P44">Eloize</text:p>
        </text:list-item>
        <text:list-item>
          <text:p text:style-name="P44">Lorena</text:p>
        </text:list-item>
        <text:list-item>
          <text:p text:style-name="P44">Cassiano</text:p>
        </text:list-item>
        <text:list-item>
          <text:p text:style-name="P44">Elias</text:p>
        </text:list-item>
        <text:list-item>
          <text:p text:style-name="P44">Gabriel</text:p>
        </text:list-item>
      </text:list>
      <text:p text:style-name="P41"/>
      <text:list xml:id="list154750376241368" text:continue-list="list733040488" text:style-name="L9">
        <text:list-item text:start-value="1">
          <text:p text:style-name="P68">Quantos cegos?</text:p>
        </text:list-item>
      </text:list>
      <text:list xml:id="list2261235622" text:style-name="L11">
        <text:list-item>
          <text:list>
            <text:list-item>
              <text:p text:style-name="P61"><text:span text:style-name="T10">DOIS CEGOS</text:span></text:p>
            </text:list-item>
          </text:list>
        </text:list-item>
      </text:list>
      <text:list xml:id="list154749482896258" text:continue-list="list154750376241368" text:style-name="L9">
        <text:list-item>
          <text:p text:style-name="P47">Jesus está entrando ou saindo de Jericó</text:p>
        </text:list-item>
      </text:list>
      <text:list xml:id="list2028710689" text:style-name="L12">
        <text:list-item>
          <text:list>
            <text:list-item>
              <text:p text:style-name="P62"><text:span text:style-name="T10">SAINDO DE JERICÓ</text:span></text:p>
            </text:list-item>
          </text:list>
        </text:list-item>
      </text:list>
      <text:list xml:id="list154749194018347" text:continue-list="list154749482896258" text:style-name="L9">
        <text:list-item>
          <text:p text:style-name="P47">Cegou sentado ou em pé?</text:p>
        </text:list-item>
      </text:list>
      <text:list xml:id="list3561489227" text:style-name="L13">
        <text:list-item>
          <text:list>
            <text:list-item>
              <text:p text:style-name="P48">SENTADOS</text:p>
            </text:list-item>
          </text:list>
        </text:list-item>
      </text:list>
      <text:list xml:id="list154749574960588" text:continue-list="list154749194018347" text:style-name="L9">
        <text:list-item>
          <text:p text:style-name="P47">O ou os cegos pediram misericórdia?</text:p>
        </text:list-item>
      </text:list>
      <text:list xml:id="list2773770314" text:style-name="L14">
        <text:list-item>
          <text:list>
            <text:list-item>
              <text:p text:style-name="P49">NÃO… VERSÃO NAA TENHA <text:span text:style-name="T2">COMPAIXÃO</text:span><text:span text:style-name="T4"> DE NÓS!</text:span></text:p>
            </text:list-item>
          </text:list>
        </text:list-item>
      </text:list>
      <text:list xml:id="list154750636988477" text:continue-list="list154749574960588" text:style-name="L9">
        <text:list-item>
          <text:p text:style-name="P47">Nome dos ou do cego?</text:p>
        </text:list-item>
      </text:list>
      <text:list xml:id="list3251466917" text:style-name="L15">
        <text:list-item>
          <text:list>
            <text:list-item>
              <text:p text:style-name="P50">NÃO SABEMOS</text:p>
            </text:list-item>
          </text:list>
        </text:list-item>
      </text:list>
      <text:list xml:id="list154749099210975" text:continue-list="list154750636988477" text:style-name="L9">
        <text:list-item>
          <text:p text:style-name="P47">O que ele ou eles estavam fazendo?</text:p>
        </text:list-item>
      </text:list>
      <text:list xml:id="list2465967823" text:style-name="L16">
        <text:list-item>
          <text:list>
            <text:list-item>
              <text:p text:style-name="P51">NÃO SABEMOS / <text:span text:style-name="T7">SENTADO</text:span></text:p>
            </text:list-item>
          </text:list>
        </text:list-item>
      </text:list>
      <text:list xml:id="list154749817334790" text:continue-list="list154749099210975" text:style-name="L9">
        <text:list-item>
          <text:p text:style-name="P47">Fala o nome de algum parente?</text:p>
        </text:list-item>
      </text:list>
      <text:list xml:id="list2723613043" text:style-name="L17">
        <text:list-item>
          <text:list>
            <text:list-item>
              <text:p text:style-name="P52">NÃO</text:p>
            </text:list-item>
          </text:list>
        </text:list-item>
      </text:list>
      <text:list xml:id="list154748969199777" text:continue-list="list154749817334790" text:style-name="L9">
        <text:list-item>
          <text:p text:style-name="P47">Qual a expressão usada para chamar Jesus?</text:p>
        </text:list-item>
      </text:list>
      <text:list xml:id="list2347189625" text:style-name="L18">
        <text:list-item>
          <text:list>
            <text:list-item>
              <text:p text:style-name="P53">SENHOR, FILHO DE DAVI</text:p>
            </text:list-item>
          </text:list>
        </text:list-item>
      </text:list>
      <text:list xml:id="list154748908451385" text:continue-list="list154748969199777" text:style-name="L9">
        <text:list-item>
          <text:p text:style-name="P47">Foi mandado se calar?</text:p>
        </text:list-item>
      </text:list>
      <text:list xml:id="list3594080530" text:style-name="L19">
        <text:list-item>
          <text:list>
            <text:list-item>
              <text:p text:style-name="P54">SIM</text:p>
            </text:list-item>
          </text:list>
        </text:list-item>
      </text:list>
      <text:list xml:id="list154750414795583" text:continue-list="list154748908451385" text:style-name="L9">
        <text:list-item>
          <text:p text:style-name="P47">Tinha algum pertence?</text:p>
        </text:list-item>
      </text:list>
      <text:list xml:id="list1169377616" text:style-name="L20">
        <text:list-item>
          <text:list>
            <text:list-item>
              <text:p text:style-name="P55">NÃO SABEMOS</text:p>
            </text:list-item>
          </text:list>
        </text:list-item>
      </text:list>
      <text:list xml:id="list154749320311511" text:continue-list="list154750414795583" text:style-name="L9">
        <text:list-item>
          <text:p text:style-name="P47">Jesus perguntou algo?</text:p>
        </text:list-item>
      </text:list>
      <text:list xml:id="list2056256601" text:style-name="L21">
        <text:list-item>
          <text:list>
            <text:list-item>
              <text:p text:style-name="P56">O QUE VOCÊS QUEREM QUE EU FAÇA?</text:p>
            </text:list-item>
          </text:list>
        </text:list-item>
      </text:list>
      <text:list xml:id="list154749440547179" text:continue-list="list154749320311511" text:style-name="L9">
        <text:list-item>
          <text:p text:style-name="P47">Jesus sentiu compaixão</text:p>
        </text:list-item>
      </text:list>
      <text:list xml:id="list3208534157" text:style-name="L22">
        <text:list-item>
          <text:list>
            <text:list-item>
              <text:p text:style-name="P57">SIM</text:p>
            </text:list-item>
          </text:list>
        </text:list-item>
      </text:list>
      <text:list xml:id="list154750823542506" text:continue-list="list154749440547179" text:style-name="L9">
        <text:list-item>
          <text:p text:style-name="P47">Jesus tocou?</text:p>
        </text:list-item>
      </text:list>
      <text:list xml:id="list3920772863" text:style-name="L23">
        <text:list-item>
          <text:list>
            <text:list-item>
              <text:p text:style-name="P58">SIM</text:p>
            </text:list-item>
          </text:list>
        </text:list-item>
      </text:list>
      <text:list xml:id="list154749364387811" text:continue-list="list154750823542506" text:style-name="L9">
        <text:list-item>
          <text:p text:style-name="P47">Jesus mandou chamar?</text:p>
        </text:list-item>
      </text:list>
      <text:list xml:id="list2952783868" text:style-name="L24">
        <text:list-item>
          <text:list>
            <text:list-item>
              <text:p text:style-name="P65"><text:span text:style-name="T10">NÃO, JESUS CHAMOU.</text:span></text:p>
            </text:list-item>
          </text:list>
        </text:list-item>
      </text:list>
      <text:list xml:id="list154748793058444" text:continue-list="list154749364387811" text:style-name="L9">
        <text:list-item>
          <text:p text:style-name="P47">Haviam mais <text:span text:style-name="T7">discípulos</text:span> com Jesus?</text:p>
        </text:list-item>
      </text:list>
      <text:list xml:id="list416892073" text:style-name="L30">
        <text:list-item>
          <text:list>
            <text:list-item>
              <text:p text:style-name="P64">SIM, MAS O TEXTO NÃO DIZ</text:p>
            </text:list-item>
          </text:list>
        </text:list-item>
      </text:list>
      <text:list xml:id="list154749064629119" text:continue-list="list154748793058444" text:style-name="L9">
        <text:list-item>
          <text:p text:style-name="P63">Haviam mais pessoas com Jesus?</text:p>
        </text:list-item>
      </text:list>
      <text:list xml:id="list1345104078" text:style-name="L25">
        <text:list-item>
          <text:list>
            <text:list-item>
              <text:p text:style-name="P59">SIM, UMA MULTIDÃO</text:p>
            </text:list-item>
          </text:list>
        </text:list-item>
      </text:list>
      <text:list xml:id="list154749337574646" text:continue-list="list154749064629119" text:style-name="L9">
        <text:list-item>
          <text:p text:style-name="P47">Quando curado seguiu Jesus?</text:p>
        </text:list-item>
      </text:list>
      <text:list xml:id="list842159804" text:style-name="L26">
        <text:list-item>
          <text:list>
            <text:list-item>
              <text:p text:style-name="P60">SIM</text:p>
            </text:list-item>
          </text:list>
        </text:list-item>
      </text:list>
      <text:p text:style-name="P46"/>
      <text:p text:style-name="P66">Amém, what do these stones mean ? Like the la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8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0T15:22:56.427000000</dc:date>
    <meta:editing-duration>PT1H9M59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9" meta:paragraph-count="184" meta:word-count="1142" meta:character-count="6876" meta:non-whitespace-character-count="5989"/>
  </office:meta>
</office:document-meta>
</file>